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843cm" svg:height="6.885cm" draw:transform="skewX (-0.000523598775598323) rotate (-2.84436308197516) translate (7.3929525566308cm 8.31334281727299cm)" svg:viewBox="0 0 2844 6886" svg:d="M2843 6394c-77-190-1010-2523-1228-3220-220-698-784-2821-852-3138-37-168-798 299-762 439 92 356 639 2372 973 3297 333 926 986 2675 1109 3073 60 196 793-368 760-451z">
          <text:p/>
        </draw:path>
        <draw:path draw:style-name="gr1" draw:text-style-name="P1" draw:layer="layout" svg:width="7.468cm" svg:height="0.797cm" draw:transform="skewX (-0.000174532925199541) rotate (-2.10277268280277) translate (7.1617232649797cm 2.4744083629639cm)" svg:viewBox="0 0 7469 798" svg:d="M36 654c339 34 2799 133 3519 143 722 10 3422-74 3797-70 130 1 188-660-19-659-266 2-2765 184-3629 169-864-16-3167-183-3516-237-123-16-252 644-152 654z">
          <text:p/>
        </draw:path>
        <draw:path draw:style-name="gr1" draw:text-style-name="P1" draw:layer="layout" svg:width="0.902cm" svg:height="0.661cm" draw:transform="skewX (0.001221730476396) rotate (-2.1556561591382) translate (3.5494573185944cm 2.474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rotate (-2.15687788961459) translate (7.37745781206569cm 2.169961441795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3.6166244787323cm 8.41496144179579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rotate (-2.15757602131539) translate (7.4126577737704cm 7.9594484371657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21:53:03.738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